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8e0" officeooo:paragraph-rsid="001f08e0"/>
    </style:style>
    <style:style style:name="P2" style:family="paragraph" style:parent-style-name="Standard">
      <style:text-properties officeooo:rsid="001f08e0" officeooo:paragraph-rsid="0020e260"/>
    </style:style>
    <style:style style:name="P3" style:family="paragraph" style:parent-style-name="Standard">
      <style:text-properties officeooo:rsid="0020e260" officeooo:paragraph-rsid="0020e260"/>
    </style:style>
    <style:style style:name="P4" style:family="paragraph" style:parent-style-name="Standard">
      <style:text-properties officeooo:rsid="0020e260" officeooo:paragraph-rsid="00221c89"/>
    </style:style>
    <style:style style:name="P5" style:family="paragraph" style:parent-style-name="Standard">
      <style:text-properties fo:font-weight="bold" officeooo:rsid="0020e260" officeooo:paragraph-rsid="0020e260" style:font-weight-asian="bold" style:font-weight-complex="bold"/>
    </style:style>
    <style:style style:name="P6" style:family="paragraph" style:parent-style-name="Standard">
      <style:text-properties fo:font-weight="bold" officeooo:rsid="001f08e0" officeooo:paragraph-rsid="001f08e0" style:font-weight-asian="bold" style:font-weight-complex="bold"/>
    </style:style>
    <style:style style:name="P7" style:family="paragraph" style:parent-style-name="Standard">
      <style:text-properties fo:font-weight="bold" officeooo:rsid="001f08e0" officeooo:paragraph-rsid="0020e260" style:font-weight-asian="bold" style:font-weight-complex="bold"/>
    </style:style>
    <style:style style:name="T1" style:family="text">
      <style:text-properties officeooo:rsid="0020e260"/>
    </style:style>
    <style:style style:name="T2" style:family="text">
      <style:text-properties officeooo:rsid="00221c89"/>
    </style:style>
    <style:style style:name="T3" style:family="text">
      <style:text-properties officeooo:rsid="00226e6a"/>
    </style:style>
    <style:style style:name="T4" style:family="text">
      <style:text-properties officeooo:rsid="00243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oor Australie – corporate</text:p>
      <text:p text:style-name="P1"/>
      <text:p text:style-name="P1">short term: up to <text:span text:style-name="T4">3 months bij uitzondering up to </text:span>6 months. For special projects</text:p>
      <text:p text:style-name="P1">long term: up to 4 years. For intra company transfers</text:p>
      <text:p text:style-name="P1"/>
      <text:p text:style-name="P1"/>
      <text:p text:style-name="P1"/>
      <text:p text:style-name="P5">Voor Canada</text:p>
      <text:p text:style-name="P3"/>
      <text:p text:style-name="P3">- regelen van een police certificate</text:p>
      <text:p text:style-name="P3"/>
      <text:p text:style-name="P4">- <text:span text:style-name="T2">link voor skilledworkjobist: https://www.canada.ca/en/immigration-refugees-citizenship/services/immigrate-canada/express-entry/eligibility/find-national-occupation-code.html</text:span></text:p>
      <text:p text:style-name="P3"/>
      <text:p text:style-name="P3"/>
      <text:p text:style-name="P5">Voor NZ</text:p>
      <text:p text:style-name="P3"/>
      <text:p text:style-name="P3">- regelen van en police certificate</text:p>
      <text:p text:style-name="P3">- <text:span text:style-name="T3">licensed consultant</text:span></text:p>
      <text:p text:style-name="P3">- <text:span text:style-name="T3">vanaf okt eta</text:span></text:p>
      <text:p text:style-name="P3"/>
      <text:p text:style-name="P3"/>
      <text:p text:style-name="P3"/>
      <text:p text:style-name="P7">Voor andere landen</text:p>
      <text:p text:style-name="P2"/>
      <text:p text:style-name="P2">China <text:span text:style-name="T1">&amp; Taiwan</text:span></text:p>
      <text:p text:style-name="P2">extended visitor visa en werkvergunning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43:58.328143513</meta:creation-date>
    <dc:date>2019-07-19T22:44:16.579456410</dc:date>
    <meta:editing-duration>PT11H37M30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7" meta:character-count="532" meta:non-whitespace-character-count="477"/>
  </office:meta>
</office:document-meta>
</file>